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nkSource.getLink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Source.getTransitionConditio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inkSource.LinkSource( Element 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